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courier new" svg:font-family="'courier new', courier, monospac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14ef82" officeooo:paragraph-rsid="0014ef82"/>
    </style:style>
    <style:style style:name="P3" style:family="paragraph" style:parent-style-name="Preformatted_20_Text">
      <style:text-properties officeooo:rsid="0014ef82" officeooo:paragraph-rsid="00181c2c"/>
    </style:style>
    <style:style style:name="P4" style:family="paragraph" style:parent-style-name="Preformatted_20_Text">
      <style:text-properties officeooo:rsid="00135737" officeooo:paragraph-rsid="00135737"/>
    </style:style>
    <style:style style:name="P5" style:family="paragraph" style:parent-style-name="Preformatted_20_Text">
      <style:text-properties style:font-name="Liberation Serif" fo:font-size="12pt" officeooo:rsid="0014ef82" officeooo:paragraph-rsid="0014ef82" style:font-size-asian="12pt" style:font-size-complex="12pt"/>
    </style:style>
    <style:style style:name="P6" style:family="paragraph" style:parent-style-name="Preformatted_20_Text">
      <style:text-properties officeooo:rsid="00181c2c" officeooo:paragraph-rsid="00181c2c"/>
    </style:style>
    <style:style style:name="P7" style:family="paragraph" style:parent-style-name="Preformatted_20_Text">
      <style:text-properties officeooo:paragraph-rsid="00181c2c"/>
    </style:style>
    <style:style style:name="P8" style:family="paragraph" style:parent-style-name="Standard">
      <style:text-properties officeooo:rsid="001147fc" officeooo:paragraph-rsid="001147fc"/>
    </style:style>
    <style:style style:name="P9" style:family="paragraph" style:parent-style-name="Standard">
      <style:text-properties officeooo:rsid="0011b8a6" officeooo:paragraph-rsid="0011b8a6"/>
    </style:style>
    <style:style style:name="P10" style:family="paragraph" style:parent-style-name="Standard">
      <style:text-properties officeooo:rsid="00135737" officeooo:paragraph-rsid="00135737"/>
    </style:style>
    <style:style style:name="P11" style:family="paragraph" style:parent-style-name="Standard">
      <style:text-properties officeooo:rsid="0014ef82" officeooo:paragraph-rsid="0014ef82"/>
    </style:style>
    <style:style style:name="P12" style:family="paragraph" style:parent-style-name="Standard">
      <style:text-properties officeooo:rsid="0014ef82" officeooo:paragraph-rsid="00165323"/>
    </style:style>
    <style:style style:name="P13" style:family="paragraph" style:parent-style-name="Standard">
      <style:text-properties officeooo:rsid="0014ef82" officeooo:paragraph-rsid="00181c2c"/>
    </style:style>
    <style:style style:name="P14" style:family="paragraph" style:parent-style-name="Standard">
      <style:text-properties officeooo:rsid="00165323" officeooo:paragraph-rsid="00165323"/>
    </style:style>
    <style:style style:name="P15" style:family="paragraph" style:parent-style-name="Standard">
      <style:text-properties officeooo:paragraph-rsid="0014ef82"/>
    </style:style>
    <style:style style:name="P16" style:family="paragraph" style:parent-style-name="Standard">
      <style:text-properties officeooo:rsid="00181c2c" officeooo:paragraph-rsid="00181c2c"/>
    </style:style>
    <style:style style:name="P17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18" style:family="paragraph" style:parent-style-name="Standard">
      <style:text-properties fo:color="#d4d4d4" loext:opacity="100%" style:font-name="Consolas" fo:font-size="10.5pt" fo:font-weight="normal" officeooo:paragraph-rsid="00181c2c" fo:background-color="#1e1e1e"/>
    </style:style>
    <style:style style:name="P19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20" style:family="paragraph" style:parent-style-name="Text_20_body">
      <style:text-properties officeooo:rsid="00165323" officeooo:paragraph-rsid="00165323"/>
    </style:style>
    <style:style style:name="T1" style:family="text">
      <style:text-properties fo:color="#bfc7d5" loext:opacity="100%"/>
    </style:style>
    <style:style style:name="T2" style:family="text">
      <style:text-properties fo:color="#c3e88d" loext:opacity="100%"/>
    </style:style>
    <style:style style:name="T3" style:family="text">
      <style:text-properties fo:color="#c3e88d" loext:opacity="100%" officeooo:rsid="00181c2c"/>
    </style:style>
    <style:style style:name="T4" style:family="text">
      <style:text-properties fo:color="#c3e88d" loext:opacity="100%" officeooo:rsid="00165323"/>
    </style:style>
    <style:style style:name="T5" style:family="text">
      <style:text-properties fo:color="#c3e88d" loext:opacity="100%" style:font-name="Liberation Serif" officeooo:rsid="00165323"/>
    </style:style>
    <style:style style:name="T6" style:family="text">
      <style:text-properties fo:color="#c3e88d" loext:opacity="100%" style:font-name="Liberation Serif" fo:font-size="12pt" officeooo:rsid="00165323" style:font-size-asian="12pt" style:font-size-complex="12pt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font-name="Liberation Serif" fo:font-size="12pt" officeooo:rsid="00165323" style:font-size-asian="12pt" style:font-size-complex="12pt"/>
    </style:style>
    <style:style style:name="T9" style:family="text">
      <style:text-properties fo:color="#000000" loext:opacity="100%" style:font-name="Liberation Serif" fo:font-size="12pt" officeooo:rsid="00195e1e" style:font-size-asian="12pt" style:font-size-complex="12pt"/>
    </style:style>
    <style:style style:name="T10" style:family="text">
      <style:text-properties fo:color="#c792ea" loext:opacity="100%"/>
    </style:style>
    <style:style style:name="T11" style:family="text">
      <style:text-properties fo:color="#89ddff" loext:opacity="100%"/>
    </style:style>
    <style:style style:name="T12" style:family="text">
      <style:text-properties style:font-name="courier new"/>
    </style:style>
    <style:style style:name="T13" style:family="text">
      <style:text-properties style:font-name="Liberation Serif" fo:font-size="12pt" officeooo:rsid="00165323" style:font-size-asian="12pt" style:font-size-complex="12pt"/>
    </style:style>
    <style:style style:name="T14" style:family="text">
      <style:text-properties style:font-name="Consolas" fo:font-size="10.5pt" fo:font-weight="normal"/>
    </style:style>
    <style:style style:name="T15" style:family="text">
      <style:text-properties fo:color="#9cdcfe" loext:opacity="100%" style:font-name="Consolas" fo:font-size="10.5pt" fo:font-weight="normal"/>
    </style:style>
    <style:style style:name="T16" style:family="text">
      <style:text-properties fo:color="#ce9178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alación del Boilerplate de la UOC:</text:p>
      <text:p text:style-name="P8">Accedo a <text:a xlink:type="simple" xlink:href="https://github.com/uoc-advanced-html-css/uoc-boilerplate" text:style-name="Internet_20_link" text:visited-style-name="Visited_20_Internet_20_Link">https://github.com/uoc-advanced-html-css/uoc-boilerplate</text:a> </text:p>
      <text:p text:style-name="P8"/>
      <text:p text:style-name="P8">En una consola PowerShell de mi equipo ejecuto:</text:p>
      <text:p text:style-name="P8"/>
      <text:p text:style-name="P8">git clone <text:a xlink:type="simple" xlink:href="https://github.com/uoc-advanced-html-css/uoc-boilerplate" text:style-name="Internet_20_link" text:visited-style-name="Visited_20_Internet_20_Link">https://github.com/uoc-advanced-html-css/uoc-boilerplate</text:a></text:p>
      <text:p text:style-name="P8"/>
      <text:p text:style-name="P9">Uso SMASS debido a su organización en carpetas que hace más fácil leer y mantener el código, me permite su reutilización reduciendo el tamaño del proyecto y aumentando la velocidad de carga.</text:p>
      <text:p text:style-name="P10">Me he apoyado en la herramienta SMACSS_IT (<text:a xlink:type="simple" xlink:href="https://github.com/cbedroid/smacss-it" text:style-name="Internet_20_link" text:visited-style-name="Visited_20_Internet_20_Link">https://github.com/cbedroid/smacss-it</text:a>) para generar la estructura de carpetas y ficheros.</text:p>
      <text:p text:style-name="P10"/>
      <text:p text:style-name="P10">Instalo Stylelint mediante:</text:p>
      <text:p text:style-name="P10">npm init</text:p>
      <text:p text:style-name="P4"><text:span text:style-name="Source_20_Text"><text:span text:style-name="T7">npm init stylelint</text:span></text:span></text:p>
      <text:p text:style-name="P10"/>
      <text:p text:style-name="P11">Y ejecuto Styleint en todos los ficheros CSS del proyecto</text:p>
      <text:p text:style-name="P2"><text:span text:style-name="Source_20_Text"><text:span text:style-name="T7">npx stylelint "**/*.css"</text:span></text:span></text:p>
      <text:p text:style-name="P2"><text:span text:style-name="Source_20_Text"><text:span text:style-name="T2"/></text:span></text:p>
      <text:p text:style-name="P5">Como en el proyecto se utiliza SASS, extiendo la configuración de lint</text:p>
      <text:p text:style-name="P5"/>
      <text:p text:style-name="P4"><text:span text:style-name="Source_20_Text"><text:span text:style-name="T1">npm install --save-dev stylelint-scss stylelint-config-recommended-scss</text:span></text:span></text:p>
      <text:p text:style-name="P4"><text:span text:style-name="Source_20_Text"><text:span text:style-name="T1">npm install --save-dev stylelint stylelint-config-standard-scss</text:span></text:span></text:p>
      <text:p text:style-name="P4"><text:span text:style-name="Source_20_Text"><text:span text:style-name="T1"/></text:span></text:p>
      <text:p text:style-name="P15"><text:span text:style-name="Source_20_Text"><text:span text:style-name="T10"/></text:span></text:p>
      <text:p text:style-name="P14">Añado Sytlelint a las rutinas del Boilerplate</text:p>
      <text:p text:style-name="P14"/>
      <text:p text:style-name="P20"><text:span text:style-name="T12">{</text:span><text:line-break/>   <text:span text:style-name="T12">"name": "uoc-boilerplate",</text:span><text:line-break/>   <text:span text:style-name="T12">...</text:span><text:line-break/>   <text:span text:style-name="T12">"scripts": {</text:span><text:line-break/>     <text:span text:style-name="T12">…</text:span></text:p>
      <text:p text:style-name="P20"><text:span text:style-name="T12">"build": "npm-run-all clean </text:span><text:span text:style-name="Strong_20_Emphasis"><text:span text:style-name="T12">stylelint</text:span></text:span><text:span text:style-name="T12"> parcel:build", </text:span><text:line-break/>     <text:span text:style-name="Strong_20_Emphasis"><text:span text:style-name="T12">"stylelint": "stylelint src/**/*.scss",</text:span></text:span><text:line-break/>     <text:span text:style-name="T12">...</text:span><text:line-break/>   <text:span text:style-name="T12">},</text:span><text:line-break/>   <text:span text:style-name="T12">...</text:span><text:line-break/><text:span text:style-name="T12">}</text:span></text:p>
      <text:p text:style-name="P12"/>
      <text:p text:style-name="P16">Configuro styleint para usarlo con SASS siguiendo <text:a xlink:type="simple" xlink:href="https://www.npmjs.com/package/stylelint-config-sass-guidelines" text:style-name="Internet_20_link" text:visited-style-name="Visited_20_Internet_20_Link">https://www.npmjs.com/package/stylelint-config-sass-guidelines</text:a></text:p>
      <text:p text:style-name="P16"/>
      <text:p text:style-name="P6">npm i -D stylelint postcss stylelint-config-sass-guidelines</text:p>
      <text:p text:style-name="P16"/>
      <text:p text:style-name="P13">Creo el fichero .stylelintrc.json:</text:p>
      <text:p text:style-name="P18">{</text:p>
      <text:p text:style-name="P19">  <text:span text:style-name="T15">"extends"</text:span><text:span text:style-name="T14">: [</text:span></text:p>
      <text:p text:style-name="P19">    <text:span text:style-name="T16">"stylelint-config-standard-scss"</text:span><text:span text:style-name="T14">,</text:span></text:p>
      <text:p text:style-name="P19">    <text:span text:style-name="T16">"stylelint-config-recommended-scss"</text:span></text:p>
      <text:p text:style-name="P19">  <text:span text:style-name="T14">],</text:span></text:p>
      <text:p text:style-name="P19"><text:soft-page-break/>  <text:span text:style-name="T15">"rules"</text:span><text:span text:style-name="T14">: {}</text:span></text:p>
      <text:p text:style-name="P17">}</text:p>
      <text:p text:style-name="P17"/>
      <text:p text:style-name="P7"/>
      <text:p text:style-name="P1">}</text:p>
      <text:p text:style-name="P3"><text:span text:style-name="Source_20_Text"><text:span text:style-name="T8">Elimino la carpeta styles del proyecto ya que se sustituye por </text:span></text:span><text:span text:style-name="Source_20_Text"><text:span text:style-name="T9">smacss</text:span></text:span></text:p>
      <text:p text:style-name="P3"><text:span text:style-name="Source_20_Text"><text:span text:style-name="T8"/></text:span></text:p>
      <text:p text:style-name="P3"><text:span text:style-name="Source_20_Text"><text:span text:style-name="T8"/></text:span></text:p>
      <text:p text:style-name="P3"><text:span text:style-name="Source_20_Text"><text:span text:style-name="T8"/></text:span>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courier new" svg:font-family="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6T10:57:14.801000000</meta:creation-date>
    <dc:date>2023-04-06T12:34:25.755000000</dc:date>
    <meta:editing-duration>PT36M18S</meta:editing-duration>
    <meta:editing-cycles>4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29" meta:word-count="179" meta:character-count="1489" meta:non-whitespace-character-count="1295"/>
  </office:meta>
</office:document-meta>
</file>